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25-03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24-10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24-03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23-10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23-03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22-10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22-03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21-10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21-03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2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20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7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6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1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0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0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0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07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0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0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0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0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0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200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6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8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7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7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77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7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7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7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7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7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6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6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66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6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6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6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6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6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6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5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5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52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5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5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5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5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5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5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51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4024401</text:p>
          </table:table-cell>
          <table:table-cell office:value-type="string" calcext:value-type="string">
            <text:p>14N 59W11DD <text:s/>1</text:p>
          </table:table-cell>
          <table:table-cell office:value-type="string" calcext:value-type="string">
            <text:p>195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2" meta:object-count="0"/>
    <meta:user-defined meta:name="AppVersion">3.0</meta:user-defined>
  </office:meta>
</office:document-meta>
</file>